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-color="#cccccc" draw:textarea-horizontal-align="justify" draw:textarea-vertical-align="middle" draw:auto-grow-height="false"/>
    </style:style>
    <style:style style:name="gr4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5" style:family="graphic" style:parent-style-name="standard">
      <style:graphic-properties draw:fill-color="#ffffff" draw:opacity="0%" draw:textarea-horizontal-align="justify" draw:textarea-vertical-align="middle" draw:auto-grow-height="false" draw:shadow-opacity="0%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dash" draw:stroke-dash="Ultrafine_20_Dashed" draw:fill-color="#ffffff" draw:opacity="0%" draw:textarea-horizontal-align="justify" draw:textarea-vertical-align="middle" draw:auto-grow-height="false" draw:shadow-opacity="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weight="bold" style:font-size-asian="12pt" style:font-size-complex="12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center"/>
      <style:text-properties fo:font-size="22pt" style:font-size-asian="22pt" style:font-size-complex="22pt"/>
    </style:style>
    <style:style style:name="T1" style:family="text">
      <style:text-properties fo:font-size="12pt" fo:font-weight="bold" style:font-size-asian="12pt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82cm" svg:height="0.635cm" svg:x="22.312cm" svg:y="1.958cm">
          <text:p text:style-name="P1"><text:span text:style-name="T1">H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7.014cm">
          <text:p text:style-name="P1"><text:span text:style-name="T1">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5.965cm">
          <text:p text:style-name="P1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4.915cm">
          <text:p text:style-name="P1"><text:span text:style-name="T1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3.864cm">
          <text:p text:style-name="P1"><text:span text:style-name="T1">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2.813cm">
          <text:p text:style-name="P1"><text:span text:style-name="T1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3.43cm" svg:y="2.813cm">
          <text:p text:style-name="P1"><text:span text:style-name="T2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32cm" svg:height="0.635cm" svg:x="23.428cm" svg:y="1.958cm">
          <text:p text:style-name="P1"><text:span text:style-name="T1">L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3.431cm" svg:y="5.965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3.431cm" svg:y="4.915cm">
          <text:p text:style-name="P1"><text:span text:style-name="T2">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3.431cm" svg:y="3.864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3.431cm" svg:y="7.014cm">
          <text:p text:style-name="P1"><text:span text:style-name="T2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3cm" svg:y="2.813cm">
          <text:p text:style-name="P1"><text:span text:style-name="T2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2.231cm" svg:y="5.965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0.963cm" svg:height="0.875cm" svg:x="22.231cm" svg:y="4.915cm">
          <text:p text:style-name="P1"><text:span text:style-name="T2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31cm" svg:y="3.864cm">
          <text:p text:style-name="P1"><text:span text:style-name="T2">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0.963cm" svg:height="0.875cm" svg:x="22.231cm" svg:y="7.014cm">
          <text:p text:style-name="P1"><text:span text:style-name="T2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7.014cm">
          <text:p text:style-name="P1"><text:span text:style-name="T1">9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5.965cm">
          <text:p text:style-name="P1"><text:span text:style-name="T1">96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4.915cm">
          <text:p text:style-name="P1"><text:span text:style-name="T1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3.864cm">
          <text:p text:style-name="P1"><text:span text:style-name="T1">9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0.904cm" svg:height="0.874cm" svg:x="21.049cm" svg:y="2.813cm">
          <text:p text:style-name="P1"><text:span text:style-name="T1">93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1" draw:text-style-name="P2" draw:layer="layout" svg:width="0.904cm" svg:height="0.874cm" svg:x="20.75cm" svg:y="13.564cm">
            <text:p text:style-name="P1"><text:span text:style-name="T1">0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21.866cm" svg:y="13.564cm">
            <text:p text:style-name="P1"><text:span text:style-name="T2">( Hi, 93, a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3" draw:layer="layout" svg:width="3.18cm" svg:height="0.875cm" svg:x="21.866cm" svg:y="18.816cm">
            <text:p text:style-name="P1"><text:span text:style-name="T2">( Lo, 97, f 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draw:layer="layout" svg:width="0.904cm" svg:height="0.874cm" svg:x="20.75cm" svg:y="18.816cm">
            <text:p text:style-name="P1"><text:span text:style-name="T1">5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20.75cm" svg:y="17.767cm">
            <text:p text:style-name="P1"><text:span text:style-name="T1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21.866cm" svg:y="17.767cm">
            <text:p text:style-name="P1"><text:span text:style-name="T2">( Lo, 95, d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20.75cm" svg:y="16.716cm">
            <text:p text:style-name="P1"><text:span text:style-name="T1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21.866cm" svg:y="16.716cm">
            <text:p text:style-name="P1"><text:span text:style-name="T2">( Lo, 93, b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20.75cm" svg:y="15.666cm">
            <text:p text:style-name="P1"><text:span text:style-name="T1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21.866cm" svg:y="15.666cm">
            <text:p text:style-name="P1"><text:span text:style-name="T2">( Hi, 97, e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" draw:text-style-name="P2" draw:layer="layout" svg:width="0.904cm" svg:height="0.874cm" svg:x="20.75cm" svg:y="14.615cm">
            <text:p text:style-name="P1"><text:span text:style-name="T1">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3" draw:layer="layout" svg:width="3.18cm" svg:height="0.875cm" svg:x="21.866cm" svg:y="14.615cm">
            <text:p text:style-name="P1"><text:span text:style-name="T2">( Hi, 94, c )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4" draw:text-style-name="P3" draw:layer="layout" svg:width="3.81cm" svg:height="1.905cm" svg:x="21.07cm" svg:y="9.491cm">
          <text:p text:style-name="P1"><text:span text:style-name="T2">redimension_st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1cm" svg:height="1.905cm" svg:x="15.247cm" svg:y="15.436cm">
          <text:p text:style-name="P1"><text:span text:style-name="T2">loa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3.81cm" svg:height="1.905cm" svg:x="6.347cm" svg:y="9.537cm">
          <text:p text:style-name="P1"><text:span text:style-name="T2">csv2scid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4.297cm" svg:height="7.038cm" svg:x="20.749cm" svg:y="1.2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94cm" svg:height="0.922cm" svg:x="21.134cm" svg:y="0.789cm">
          <text:p text:style-name="P1">Target Array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99cm" svg:height="7.306cm" svg:x="20.677cm" svg:y="12.80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356cm" svg:height="0.957cm" svg:x="21.029cm" svg:y="12.308cm">
          <text:p text:style-name="P1">Load Array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97cm" svg:height="7.038cm" svg:x="5.927cm" svg:y="1.435cm">
          <text:p text:style-name="P1">CSV file:</text:p>
          <text:p text:style-name="P1"><text:span text:style-name="T3">n</text:span><text:span text:style-name="T4"> rows, one</text:span></text:p>
          <text:p text:style-name="P1"><text:span text:style-name="T4">for each</text:span></text:p>
          <text:p text:style-name="P1"><text:span text:style-name="T4">non-empty</text:span></text:p>
          <text:p text:style-name="P1"><text:span text:style-name="T4">cell of the</text:span></text:p>
          <text:p text:style-name="P1"><text:span text:style-name="T4">desired</text:span></text:p>
          <text:p text:style-name="P1"><text:span text:style-name="T4">array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433cm" svg:height="0.922cm" svg:x="6.236cm" svg:y="0.957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297cm" svg:height="7.038cm" svg:x="5.928cm" svg:y="12.835cm">
          <text:p text:style-name="P1">SciDB-</text:p>
          <text:p text:style-name="P1">formatted</text:p>
          <text:p text:style-name="P1">text file </text:p>
          <text:p text:style-name="P1">describing a</text:p>
          <text:p text:style-name="P1">1-D array<text:line-break/>(Dense Load<text:line-break/>Format)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2.952cm" svg:height="0.922cm" svg:x="6.237cm" svg:y="12.357cm">
          <text:p text:style-name="P4">DLF Fil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8.129cm" svg:y1="8.473cm" svg:x2="8.206cm" svg:y2="9.537cm">
          <text:p/>
        </draw:line>
        <draw:line draw:style-name="gr6" draw:text-style-name="P1" draw:layer="layout" svg:x1="8.168cm" svg:y1="11.442cm" svg:x2="9.189cm" svg:y2="12.835cm">
          <text:p/>
        </draw:line>
        <draw:line draw:style-name="gr6" draw:text-style-name="P1" draw:layer="layout" svg:x1="10.225cm" svg:y1="16.105cm" svg:x2="15.247cm" svg:y2="16.411cm">
          <text:p/>
        </draw:line>
        <draw:line draw:style-name="gr6" draw:text-style-name="P1" draw:layer="layout" svg:x1="19.057cm" svg:y1="16.45cm" svg:x2="20.677cm" svg:y2="16.028cm">
          <text:p/>
        </draw:line>
        <draw:line draw:style-name="gr6" draw:text-style-name="P1" draw:layer="layout" svg:x1="24.814cm" svg:y1="12.621cm" svg:x2="23.992cm" svg:y2="11.396cm">
          <text:p/>
        </draw:line>
        <draw:line draw:style-name="gr6" draw:text-style-name="P1" draw:layer="layout" svg:x1="22.931cm" svg:y1="9.491cm" svg:x2="23.046cm" svg:y2="8.319cm">
          <text:p/>
        </draw:line>
        <draw:line draw:style-name="gr7" draw:text-style-name="P1" draw:layer="layout" svg:x1="16.24cm" svg:y1="0.365cm" svg:x2="11.795cm" svg:y2="20.685cm">
          <text:p/>
        </draw:line>
        <draw:frame draw:style-name="gr8" draw:layer="layout" svg:width="2.263cm" svg:height="1.673cm" svg:x="15.54cm" svg:y="4.535cm">
          <draw:text-box>
            <text:p>inside</text:p>
            <text:p>SciDB</text:p>
          </draw:text-box>
        </draw:frame>
        <draw:frame draw:style-name="gr8" draw:layer="layout" svg:width="2.542cm" svg:height="1.673cm" svg:x="12.552cm" svg:y="3.735cm">
          <draw:text-box>
            <text:p>outside</text:p>
            <text:p>SciDB</text:p>
          </draw:text-box>
        </draw:frame>
        <draw:custom-shape draw:style-name="gr9" draw:text-style-name="P1" draw:layer="layout" svg:width="23.4cm" svg:height="20.225cm" svg:x="3.54cm" svg:y="0.3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8.198cm" svg:height="0.922cm" svg:x="4.102cm" svg:y="-0.111cm">
          <text:p text:style-name="P1"><text:span text:style-name="T5">CSV Load Techniqu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6-12T15:52:25</meta:creation-date>
    <dc:date>2012-10-24T09:15:07</dc:date>
    <meta:editing-duration>PT39H00M29S</meta:editing-duration>
    <meta:editing-cycles>9</meta:editing-cycles>
    <meta:generator>OpenOffice.org/3.2$Unix OpenOffice.org_project/320m19$Build-9505</meta:generator>
    <meta:document-statistic meta:object-count="62"/>
  </office:meta>
</office:document-meta>
</file>